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5.763cm"/>
    </style:style>
    <style:style style:name="co5" style:family="table-column">
      <style:table-column-properties fo:break-before="auto" style:column-width="4.33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4" table:number-columns-repeated="1020" table:default-cell-style-name="ce4"/>
        <table:table-row table:style-name="ro2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Platform has &lt;relationship&gt; Sensor</text:p>
          </table:table-cell>
          <table:table-cell table:style-name="ce2" office:value-type="string" calcext:value-type="string">
            <text:p>Sensor URI</text:p>
          </table:table-cell>
          <table:table-cell table:style-name="ce6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os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palsa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qu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msre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qu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modisOnAqu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ur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o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riolis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windSa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sp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s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sp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sm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ats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sa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gomo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mer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merisF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merisR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mipa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ra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ciamachy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miWsOnErs1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tsrOnErs1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raOnErs1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miWsOnErs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tsrOnErs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gome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raOnErs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ngyun3B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mw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comW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ms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fo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gfo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es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goesImage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tanso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tansoCa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tansoFt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ce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gla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poseidon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poseidon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etmplu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tm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ms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ol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ti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i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msu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sca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vhrrOnMetop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vhrrGacOnMetop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gome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ias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sg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viriOnMsg1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sg3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viriOnMsg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tsat1R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ja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mbus7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mm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vhrrOnNOA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vhrrGacOnNOA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vhrrLac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vhrrHrp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din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osir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din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m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rbview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aWiF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rasol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polde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ce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ceFt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pot4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vegetation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pot5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h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modisOnTerr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arX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aste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pexPoseidon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posedion1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mm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t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5:32:23Z</meta:creation-date>
    <dc:date>2015-11-18T09:16:28.394292042</dc:date>
    <meta:editing-duration>PT4M42S</meta:editing-duration>
    <meta:editing-cycles>1</meta:editing-cycles>
    <meta:document-statistic meta:table-count="3" meta:cell-count="268" meta:object-count="0"/>
  </office:meta>
</office:document-meta>
</file>